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1b1f3" officeooo:paragraph-rsid="0011b1f3"/>
    </style:style>
    <style:style style:name="P2" style:family="paragraph" style:parent-style-name="Subtitle">
      <style:text-properties officeooo:paragraph-rsid="00124dd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4f659" officeooo:paragraph-rsid="001e2e7f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e2e7f" officeooo:paragraph-rsid="001e2e7f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1e2e7f" officeooo:paragraph-rsid="00200f65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200f65" officeooo:paragraph-rsid="00200f6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2c1e1" officeooo:paragraph-rsid="0022c1e1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22c1e1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2ccd3" officeooo:paragraph-rsid="0022ccd3"/>
    </style:style>
    <style:style style:name="P10" style:family="paragraph" style:parent-style-name="Heading_20_1">
      <style:text-properties officeooo:rsid="0013bccd" officeooo:paragraph-rsid="0013bccd"/>
    </style:style>
    <style:style style:name="T1" style:family="text">
      <style:text-properties officeooo:rsid="00124dd3"/>
    </style:style>
    <style:style style:name="T2" style:family="text">
      <style:text-properties officeooo:rsid="00171ea4"/>
    </style:style>
    <style:style style:name="T3" style:family="text">
      <style:text-properties officeooo:rsid="001e2e7f"/>
    </style:style>
    <style:style style:name="T4" style:family="text">
      <style:text-properties officeooo:rsid="0020c950"/>
    </style:style>
    <style:style style:name="T5" style:family="text">
      <style:text-properties officeooo:rsid="0022bbfc"/>
    </style:style>
    <style:style style:name="T6" style:family="text">
      <style:text-properties officeooo:rsid="0022c1e1"/>
    </style:style>
    <style:style style:name="T7" style:family="text">
      <style:text-properties officeooo:rsid="0022ccd3"/>
    </style:style>
    <style:style style:name="T8" style:family="text">
      <style:text-properties officeooo:rsid="0023d9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nerarchitektur – Praktische Übungen</text:p>
      <text:p text:style-name="Subtitle">Übung 1: Einführung und Systemaufbau</text:p>
      <text:h text:style-name="Heading_20_1" text:outline-level="1">Aufgabe 1.3 – <text:span text:style-name="T1">Komponenten eines PC-Systems</text:span>:</text:h>
      <text:p text:style-name="P1">Grafikkarte:<text:tab/>Asus Nvidia GTX550Ti (GF116-Chip in 40nm Herstellung) mit 1 GB GDDR5 <text:tab/><text:tab/><text:tab/>VRAM</text:p>
      <text:p text:style-name="P1">Mainboard:<text:tab/>Supermicro X9DRi-F Dual-Sockel (Intel C606 Chipsatz)</text:p>
      <text:p text:style-name="P1">Prozessor:<text:tab/>2x Intel Xeon E5-2620 @ 2 GHz (6-Kerne mit Hyperthreading im 32nm Prozess, <text:tab/><text:tab/>keine iGPU, C2-Stepping, L1 6x 32KB, L2 6x 256KB, L3 15360KB, 95 W TDP)</text:p>
      <text:p text:style-name="P1">RAM:<text:tab/><text:tab/>32 GB Samsung DDR3-1333 ECC</text:p>
      <text:p text:style-name="P1">HDD:<text:tab/><text:tab/>2x Seagate Barracuda je 2 TB über SATA II</text:p>
      <text:p text:style-name="P1">SSD:<text:tab/><text:tab/>Corsair Force 120 GB über SATA III</text:p>
      <text:p text:style-name="P1">Netzteil:<text:tab/>Corsair HX650W</text:p>
      <text:p text:style-name="P1">DVD:<text:tab/><text:tab/>LG DVD-RW Brenner</text:p>
      <text:h text:style-name="Heading_20_1" text:outline-level="1">Aufgabe 1.4 – <text:span text:style-name="T1">ORSoC Plattform</text:span>:</text:h>
      <text:p text:style-name="P1">FPGA:<text:tab/><text:tab/><text:tab/>Altera Cyclone IV E (&lt; 1,5 Watt)</text:p>
      <text:p text:style-name="P1"><text:tab/><text:tab/><text:tab/>22320 Logical Units</text:p>
      <text:p text:style-name="P1"><text:tab/><text:tab/><text:tab/>594 kb Embedded Memory</text:p>
      <text:p text:style-name="P1"><text:tab/><text:tab/><text:tab/>66 18x18 Muliplikatoren @ 50 MHz</text:p>
      <text:p text:style-name="P1">Speicheradapter:<text:tab/>bis zu 16GB microSDHC (4 Bit Bus 33 MHz)</text:p>
      <text:p text:style-name="P1">Schnittstellen:<text:tab/><text:tab/>2x microUSB (1x microA, 1x microB) → FTDI-Controller</text:p>
      <text:p text:style-name="P1"><text:tab/><text:tab/><text:tab/>Ethernet (RJ-45) 10/100</text:p>
      <text:p text:style-name="P1"><text:tab/><text:tab/><text:tab/>UART/JTAG, Expansion Header (GPIO)</text:p>
      <text:p text:style-name="P1">Speicher:<text:tab/><text:tab/>32 MB SDRAM 133 MHz 16 bit Bus</text:p>
      <text:p text:style-name="P1"><text:tab/><text:tab/><text:tab/>SPI Flash 1MB 100 MHz</text:p>
      <text:p text:style-name="P1">Spannungswandler:<text:tab/>Enpirion EP5382 800 mA</text:p>
      <text:p text:style-name="P2">Übung <text:span text:style-name="T1">2</text:span>: <text:span text:style-name="T1">Architektur und Leistungsbewertung</text:span></text:p>
      <text:h text:style-name="P10" text:outline-level="1">Aufgabe 1.4 – Untersuchung des Wishbone-Bus:</text:h>
      <text:h text:style-name="Heading_20_2" text:outline-level="2">Frage 1:<text:tab/></text:h>
      <text:p text:style-name="P3">Es handelt sich um eine <text:span text:style-name="T2">Harvard Architektur. Data- (DMMU) und Instruction- (IMMU) Memory werden durch die beiden separat angesprochenen Wishbone-Busse angesprochen. Die führt zu einer physischen und logischen Trennung des Daten- und Befehlsspeichers gemäß der Harvard-Architektur.</text:span></text:p>
      <text:h text:style-name="Heading_20_2" text:outline-level="2"><text:soft-page-break/>Klassifizierung der Wishbone Signale:</text:h>
      <text:h text:style-name="Heading_20_3" text:outline-level="3">Datenbus:</text:h>
      <text:p text:style-name="P4">wb_dat_i</text:p>
      <text:p text:style-name="P4">wb_dat_o</text:p>
      <text:p text:style-name="P4">wb_we_o <text:span text:style-name="T5">(write or read tag)</text:span></text:p>
      <text:h text:style-name="Heading_20_3" text:outline-level="3">Adressbus:</text:h>
      <text:p text:style-name="P4">wb_adr_o</text:p>
      <text:p text:style-name="P4">wb_cti_o <text:span text:style-name="T4">(Tendenz eher zum Steuerbus)</text:span></text:p>
      <text:h text:style-name="Heading_20_3" text:outline-level="3">Steuerbus:</text:h>
      <text:p text:style-name="P5">wb_cyc_o</text:p>
      <text:p text:style-name="P4">wb_err_i</text:p>
      <text:p text:style-name="P4">wb_rst_i</text:p>
      <text:p text:style-name="P4">wb_rty_i</text:p>
      <text:p text:style-name="P4">wb_stb_o</text:p>
      <text:p text:style-name="P6"><text:span text:style-name="T3">wb_sel_o <text:s/></text:span>(The select output array [SEL_O()] indicates where valid data is expected on the [DAT_I()] signal array during READ cycles, and where it is placed on the [DAT_O()] signal array during WRITE cycles)</text:p>
      <text:h text:style-name="Heading_20_3" text:outline-level="3">Breite von Adress- und Datenbus:</text:h>
      <text:p text:style-name="P8"><text:span text:style-name="T6">Der Adressbus ist 32 bit breit. Der Datenbus ist jeweils für input und output 32 bit breit.</text:span></text:p>
      <text:h text:style-name="Heading_20_3" text:outline-level="3">Taktfrequenz:</text:h>
      <text:p text:style-name="P9">10 ns pro Takt: (1/1<text:span text:style-name="T8">0</text:span>ns)*1000 = 100 MHz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04T13:29:12.473368589</meta:creation-date>
    <dc:date>2014-04-28T20:15:40.244000000</dc:date>
    <meta:editing-duration>PT1H14M53S</meta:editing-duration>
    <meta:editing-cycles>18</meta:editing-cycles>
    <meta:generator>LibreOffice/4.2.1.1$Windows_x86 LibreOffice_project/d7dbbd7842e6a58b0f521599204e827654e1fb8b</meta:generator>
    <meta:document-statistic meta:table-count="0" meta:image-count="0" meta:object-count="0" meta:page-count="2" meta:paragraph-count="46" meta:word-count="299" meta:character-count="1994" meta:non-whitespace-character-count="1704"/>
  </office:meta>
</office:document-meta>
</file>